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o1" style:family="table-column">
      <style:table-column-properties fo:break-before="auto" style:column-width="3.51013888888889cm" style:use-optimal-column-width="true"/>
    </style:style>
    <style:style style:name="co2" style:family="table-column">
      <style:table-column-properties fo:break-before="auto" style:column-width="2.20486111111111cm"/>
    </style:style>
    <style:style style:name="co3" style:family="table-column">
      <style:table-column-properties fo:break-before="auto" style:column-width="2.45180555555556cm"/>
    </style:style>
    <style:style style:name="co4" style:family="table-column">
      <style:table-column-properties fo:break-before="auto" style:column-width="2.29305555555556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41652777777778cm" style:use-optimal-column-width="true"/>
    </style:style>
    <style:style style:name="co7" style:family="table-column">
      <style:table-column-properties fo:break-before="auto" style:column-width="1.97555555555556cm"/>
    </style:style>
    <style:style style:name="co8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5" table:number-columns-repeated="16372" table:default-cell-style-name="ce1"/>
        <table:table-row table:style-name="ro1">
          <table:table-cell table:style-name="ce1"/>
          <table:table-cell office:value-type="string" table:style-name="ce1">
            <text:p>S1: Yak</text:p>
          </table:table-cell>
          <table:table-cell office:value-type="string" table:style-name="ce1">
            <text:p>S2: Yak</text:p>
          </table:table-cell>
          <table:table-cell office:value-type="string" table:style-name="ce1">
            <text:p>S1: rust-cfb</text:p>
          </table:table-cell>
          <table:table-cell office:value-type="string" table:style-name="ce1">
            <text:p>S2: rust-cfb</text:p>
          </table:table-cell>
          <table:table-cell table:style-name="ce1"/>
          <table:table-cell office:value-type="string" table:style-name="ce1">
            <text:p>S1 factor</text:p>
          </table:table-cell>
          <table:table-cell office:value-type="string" table:style-name="ce1">
            <text:p>S2 factor</text:p>
          </table:table-cell>
          <table:table-cell office:value-type="string" table:style-name="ce1">
            <text:p>Average facto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arge Write<text:s text:c="10"/></text:p>
          </table:table-cell>
          <table:table-cell office:value-type="float" office:value="87" table:style-name="ce1">
            <text:p>87</text:p>
          </table:table-cell>
          <table:table-cell office:value-type="float" office:value="49" table:style-name="ce1">
            <text:p>49</text:p>
          </table:table-cell>
          <table:table-cell office:value-type="float" office:value="685" table:style-name="ce1">
            <text:p>685</text:p>
          </table:table-cell>
          <table:table-cell office:value-type="float" office:value="268" table:style-name="ce1">
            <text:p>268</text:p>
          </table:table-cell>
          <table:table-cell table:style-name="ce2"/>
          <table:table-cell office:value-type="float" office:value="7.8735632183908049" table:formula="of:=[.D2]/[.B2]" table:style-name="ce3">
            <text:p>7.9</text:p>
          </table:table-cell>
          <table:table-cell office:value-type="float" office:value="5.4693877551020407" table:formula="of:=[.E2]/[.C2]" table:style-name="ce3">
            <text:p>5.5</text:p>
          </table:table-cell>
          <table:table-cell office:value-type="float" office:value="6.6714754867464228" table:formula="of:=AVERAGE([.G2:.H2])" table:style-name="ce3">
            <text:p>6.7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Small Write<text:s text:c="10"/>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table:style-name="ce2"/>
          <table:table-cell office:value-type="float" office:value="2.3870967741935485" table:formula="of:=[.D3]/[.B3]" table:style-name="ce3">
            <text:p>2.4</text:p>
          </table:table-cell>
          <table:table-cell office:value-type="float" office:value="1.7333333333333334" table:formula="of:=[.E3]/[.C3]" table:style-name="ce3">
            <text:p>1.7</text:p>
          </table:table-cell>
          <table:table-cell office:value-type="float" office:value="2.0602150537634412" table:formula="of:=AVERAGE([.G3:.H3])" table:style-name="ce3">
            <text:p>2.1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Large Read<text:s text:c="11"/></text:p>
          </table:table-cell>
          <table:table-cell office:value-type="float" office:value="101" table:style-name="ce1">
            <text:p>101</text:p>
          </table:table-cell>
          <table:table-cell office:value-type="float" office:value="66" table:style-name="ce1">
            <text:p>66</text:p>
          </table:table-cell>
          <table:table-cell office:value-type="float" office:value="1049" table:style-name="ce1">
            <text:p>1049</text:p>
          </table:table-cell>
          <table:table-cell office:value-type="float" office:value="283" table:style-name="ce1">
            <text:p>283</text:p>
          </table:table-cell>
          <table:table-cell table:style-name="ce2"/>
          <table:table-cell office:value-type="float" office:value="10.386138613861386" table:formula="of:=[.D4]/[.B4]" table:style-name="ce3">
            <text:p>10.4</text:p>
          </table:table-cell>
          <table:table-cell office:value-type="float" office:value="4.2878787878787881" table:formula="of:=[.E4]/[.C4]" table:style-name="ce3">
            <text:p>4.3</text:p>
          </table:table-cell>
          <table:table-cell office:value-type="float" office:value="7.3370087008700864" table:formula="of:=AVERAGE([.G4:.H4])" table:style-name="ce3">
            <text:p>7.3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Small Read<text:s text:c="11"/>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392" table:style-name="ce1">
            <text:p>392</text:p>
          </table:table-cell>
          <table:table-cell office:value-type="float" office:value="87" table:style-name="ce1">
            <text:p>87</text:p>
          </table:table-cell>
          <table:table-cell table:style-name="ce2"/>
          <table:table-cell office:value-type="float" office:value="7.3962264150943398" table:formula="of:=[.D5]/[.B5]" table:style-name="ce3">
            <text:p>7.4</text:p>
          </table:table-cell>
          <table:table-cell office:value-type="float" office:value="5.117647058823529" table:formula="of:=[.E5]/[.C5]" table:style-name="ce3">
            <text:p>5.1</text:p>
          </table:table-cell>
          <table:table-cell office:value-type="float" office:value="6.2569367369589344" table:formula="of:=AVERAGE([.G5:.H5])" table:style-name="ce3">
            <text:p>6.3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Churn<text:s text:c="16"/></text:p>
          </table:table-cell>
          <table:table-cell office:value-type="float" office:value="121" table:style-name="ce1">
            <text:p>121</text:p>
          </table:table-cell>
          <table:table-cell office:value-type="float" office:value="38" table:style-name="ce1">
            <text:p>38</text:p>
          </table:table-cell>
          <table:table-cell office:value-type="float" office:value="256" table:style-name="ce1">
            <text:p>256</text:p>
          </table:table-cell>
          <table:table-cell office:value-type="float" office:value="98" table:style-name="ce1">
            <text:p>98</text:p>
          </table:table-cell>
          <table:table-cell table:style-name="ce2"/>
          <table:table-cell office:value-type="float" office:value="2.115702479338843" table:formula="of:=[.D6]/[.B6]" table:style-name="ce3">
            <text:p>2.1</text:p>
          </table:table-cell>
          <table:table-cell office:value-type="float" office:value="2.5789473684210527" table:formula="of:=[.E6]/[.C6]" table:style-name="ce3">
            <text:p>2.6</text:p>
          </table:table-cell>
          <table:table-cell office:value-type="float" office:value="2.3473249238799481" table:formula="of:=AVERAGE([.G6:.H6])" table:style-name="ce3">
            <text:p>2.3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Single Stream (Write)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331" table:style-name="ce1">
            <text:p>331</text:p>
          </table:table-cell>
          <table:table-cell office:value-type="float" office:value="118" table:style-name="ce1">
            <text:p>118</text:p>
          </table:table-cell>
          <table:table-cell table:style-name="ce2"/>
          <table:table-cell office:value-type="float" office:value="3.0090909090909093" table:formula="of:=[.D7]/[.B7]" table:style-name="ce3">
            <text:p>3.0</text:p>
          </table:table-cell>
          <table:table-cell office:value-type="float" office:value="5.9" table:formula="of:=[.E7]/[.C7]" table:style-name="ce3">
            <text:p>5.9</text:p>
          </table:table-cell>
          <table:table-cell office:value-type="float" office:value="4.454545454545455" table:formula="of:=AVERAGE([.G7:.H7])" table:style-name="ce3">
            <text:p>4.5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Single Stream (Read)<text:s/>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47" table:style-name="ce1">
            <text:p>147</text:p>
          </table:table-cell>
          <table:table-cell office:value-type="float" office:value="29" table:style-name="ce1">
            <text:p>29</text:p>
          </table:table-cell>
          <table:table-cell table:style-name="ce2"/>
          <table:table-cell office:value-type="float" office:value="7.35" table:formula="of:=[.D8]/[.B8]" table:style-name="ce3">
            <text:p>7.4</text:p>
          </table:table-cell>
          <table:table-cell office:value-type="float" office:value="1.7058823529411764" table:formula="of:=[.E8]/[.C8]" table:style-name="ce3">
            <text:p>1.7</text:p>
          </table:table-cell>
          <table:table-cell office:value-type="float" office:value="4.5279411764705877" table:formula="of:=AVERAGE([.G8:.H8])" table:style-name="ce3">
            <text:p>4.5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Warm Read<text:s text:c="12"/>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81" table:style-name="ce1">
            <text:p>81</text:p>
          </table:table-cell>
          <table:table-cell office:value-type="float" office:value="38" table:style-name="ce1">
            <text:p>38</text:p>
          </table:table-cell>
          <table:table-cell table:style-name="ce2"/>
          <table:table-cell office:value-type="float" office:value="1.975609756097561" table:formula="of:=[.D9]/[.B9]" table:style-name="ce3">
            <text:p>2.0</text:p>
          </table:table-cell>
          <table:table-cell office:value-type="float" office:value="2.2352941176470589" table:formula="of:=[.E9]/[.C9]" table:style-name="ce3">
            <text:p>2.2</text:p>
          </table:table-cell>
          <table:table-cell office:value-type="float" office:value="2.1054519368723099" table:formula="of:=AVERAGE([.G9:.H9])" table:style-name="ce3">
            <text:p>2.1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Overwrite<text:s text:c="12"/>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633" table:style-name="ce1">
            <text:p>633</text:p>
          </table:table-cell>
          <table:table-cell office:value-type="float" office:value="333" table:style-name="ce1">
            <text:p>333</text:p>
          </table:table-cell>
          <table:table-cell table:style-name="ce2"/>
          <table:table-cell office:value-type="float" office:value="18.617647058823529" table:formula="of:=[.D10]/[.B10]" table:style-name="ce3">
            <text:p>18.6</text:p>
          </table:table-cell>
          <table:table-cell office:value-type="float" office:value="23.785714285714285" table:formula="of:=[.E10]/[.C10]" table:style-name="ce3">
            <text:p>23.8</text:p>
          </table:table-cell>
          <table:table-cell office:value-type="float" office:value="21.201680672268907" table:formula="of:=AVERAGE([.G10:.H10])" table:style-name="ce3">
            <text:p>21.2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Directory Lookups<text:s text:c="4"/>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office:value-type="float" office:value="509" table:style-name="ce1">
            <text:p>509</text:p>
          </table:table-cell>
          <table:table-cell office:value-type="float" office:value="120" table:style-name="ce1">
            <text:p>120</text:p>
          </table:table-cell>
          <table:table-cell table:style-name="ce2"/>
          <table:table-cell office:value-type="float" office:value="16.419354838709676" table:formula="of:=[.D11]/[.B11]" table:style-name="ce3">
            <text:p>16.4</text:p>
          </table:table-cell>
          <table:table-cell office:value-type="float" office:value="9.2307692307692299" table:formula="of:=[.E11]/[.C11]" table:style-name="ce3">
            <text:p>9.2</text:p>
          </table:table-cell>
          <table:table-cell office:value-type="float" office:value="12.825062034739453" table:formula="of:=AVERAGE([.G11:.H11])" table:style-name="ce3">
            <text:p>12.8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Reuse (fresh)<text:s text:c="8"/>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table:style-name="ce2"/>
          <table:table-cell office:value-type="float" office:value="6.2857142857142856" table:formula="of:=[.D12]/[.B12]" table:style-name="ce3">
            <text:p>6.3</text:p>
          </table:table-cell>
          <table:table-cell office:value-type="float" office:value="3.5" table:formula="of:=[.E12]/[.C12]" table:style-name="ce3">
            <text:p>3.5</text:p>
          </table:table-cell>
          <table:table-cell office:value-type="float" office:value="4.8928571428571423" table:formula="of:=AVERAGE([.G12:.H12])" table:style-name="ce3">
            <text:p>4.9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Reuse (recycled)<text:s text:c="5"/>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table:style-name="ce2"/>
          <table:table-cell office:value-type="float" office:value="14.666666666666666" table:formula="of:=[.D13]/[.B13]" table:style-name="ce3">
            <text:p>14.7</text:p>
          </table:table-cell>
          <table:table-cell office:value-type="float" office:value="3.5" table:formula="of:=[.E13]/[.C13]" table:style-name="ce3">
            <text:p>3.5</text:p>
          </table:table-cell>
          <table:table-cell office:value-type="float" office:value="9.0833333333333321" table:formula="of:=AVERAGE([.G13:.H13])" table:style-name="ce3">
            <text:p>9.1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table:style-name="ce4"/>
          <table:table-cell office:value-type="float" office:value="639" table:formula="of:=SUM([.B2:.B13])" table:style-name="ce4">
            <text:p>639</text:p>
          </table:table-cell>
          <table:table-cell office:value-type="float" office:value="270" table:formula="of:=SUM([.C2:.C13])" table:style-name="ce4">
            <text:p>270</text:p>
          </table:table-cell>
          <table:table-cell office:value-type="float" office:value="4245" table:formula="of:=SUM([.D2:.D13])" table:style-name="ce4">
            <text:p>4245</text:p>
          </table:table-cell>
          <table:table-cell office:value-type="float" office:value="1414" table:formula="of:=SUM([.E2:.E13])" table:style-name="ce4">
            <text:p>1414</text:p>
          </table:table-cell>
          <table:table-cell table:number-columns-repeated="3" table:style-name="ce4"/>
          <table:table-cell office:value-type="float" office:value="6.9803193877755012" table:formula="of:=AVERAGE([.I2:.I13])" table:style-name="ce5">
            <text:p>7.0</text:p>
          </table:table-cell>
          <table:table-cell table:number-columns-repeated="4" table:style-name="ce4"/>
          <table:table-cell table:number-columns-repeated="1637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Bjorn Toft Madsen</meta:initial-creator>
    <dc:creator>Bjorn Toft Madsen</dc:creator>
    <meta:creation-date>2026-02-24T13:35:38Z</meta:creation-date>
    <dc:date>2026-02-24T14:06:21Z</dc:date>
  </office:meta>
</office:document-meta>
</file>